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;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t</text:p>
          </table:table-cell>
          <table:table-cell office:value-type="string" table:style-name="ce2">
            <text:p>2; 3; 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; 5;6;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; 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; 6; 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7;8;1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4;5;9; 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2;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4; 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10;11;15</text:p>
          </table:table-cell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HP</meta:initial-creator>
    <dc:creator>user</dc:creator>
    <meta:creation-date>2022-07-26T06:42:39Z</meta:creation-date>
    <dc:date>2023-07-21T15:30:37Z</dc:date>
  </office:meta>
</office:document-meta>
</file>